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dba" officeooo:paragraph-rsid="0001ddba"/>
    </style:style>
    <style:style style:name="P2" style:family="paragraph" style:parent-style-name="Standard">
      <style:text-properties officeooo:rsid="0004596f" officeooo:paragraph-rsid="000459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PLO Land ist ein farbenprhtig Spieleland mit Spass und Aktivitẗen für die kleinste. <text:s/>Das DUPLO Gebiet ist 500 Quadratmeter und haben viele dinge die kinder wollen erkennen. Alles sind 15 mal grossser </text:p>
      <text:p text:style-name="P1"/>
      <text:p text:style-name="P1"/>
      <text:p text:style-name="P1"/>
      <text:p text:style-name="P2">In Ninjago World wissen ihr Herousforderin eure Ninja Fertigkeit. Sind ihr gut genug bis zu durchführen das Llyods Laser Labyrint, Coles Kletterwand, <text:s/>Balance zu Kais Spinnere und Jays Reaktions Training. Und das grossest Herausforderung NINJAGO The Ri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1:27:42.218637388</meta:creation-date>
    <dc:date>2017-05-16T12:59:44.654419490</dc:date>
    <meta:editing-duration>PT18M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69" meta:character-count="456" meta:non-whitespace-character-count="386"/>
  </office:meta>
</office:document-meta>
</file>